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2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o Ottina 795130<text:tab/><text:tab/><text:tab/><text:tab/><text:tab/><text:tab/><text:tab/><text:tab/><text:tab/>A.A. 2019/2020</text:p>
      <text:p text:style-name="Standard"><text:span text:style-name="T2">Davide Sgaramella 938632</text:span><text:span text:style-name="T1"> </text:span></text:p>
      <text:p text:style-name="P2"/>
      <text:p text:style-name="P2"/>
      <text:p text:style-name="P2"/>
      <text:p text:style-name="P1">Università degli Studi di Torino – polo Scienze della Natura</text:p>
      <text:p text:style-name="P1">Laurea Magistrale in Informatica</text:p>
      <text:p text:style-name="P1">Corso: Tecnologie del linguaggio naturale</text:p>
      <text:p text:style-name="P1">Parte di: Luigi Di Caro</text:p>
      <text:p text:style-name="P1"/>
      <text:p text:style-name="P1"/>
      <text:p text:style-name="P1"/>
      <text:p text:style-name="P3">Esercitazione 2</text:p>
      <text:p text:style-name="P4"/>
      <text:p text:style-name="P5"/>
      <text:p text:style-name="P5"/>
      <text:p text:style-name="P5"/>
      <text:p text:style-name="P5">L'esercitazione richiede di formulare un algoritmo che, dato un insieme di definizioni espresse sotto forma di singola frase, restituisca il synset che meglio corrisponda a tali definizioni, similarmente a quanto un essere umano comune sa fare.</text:p>
      <text:p text:style-name="P5"/>
      <text:p text:style-name="P5"><text:line-break/><text:span text:style-name="T3">Algoritmo</text:span></text:p>
      <text:p text:style-name="P5"/>
      <text:p text:style-name="P5">Dopo la lettura del file e l'agglomerazione di tutte le definizioni di una colonna in un unico insieme,</text:p>
      <text:p text:style-name="P5">si è eseguito l'algoritmo progettato al fine di trovare un <text:span text:style-name="T4">synset</text:span> che rappresenti al meglio possibile tale insieme di definizioni.</text:p>
      <text:p text:style-name="P5">L'algoritmo è diviso in due parti:</text:p>
      <text:list xml:id="list1870722787859342642" text:style-name="L1">
        <text:list-item>
          <text:p text:style-name="P6">preparazione: si raccolgono le informazioni relative alle definizioni per generare un contesto, simile a quello di disambiguazione</text:p>
        </text:list-item>
        <text:list-item>
          <text:p text:style-name="P6">ricerca: si scansionano iterativamente i <text:span text:style-name="T4">synset</text:span> delle definizioni, formando la <text:span text:style-name="T4">frontiera</text:span><text:span text:style-name="T5">,</text:span> per cercare quello più aderente alle definizioni date.</text:p>
        </text:list-item>
      </text:list>
      <text:p text:style-name="P5"/>
      <text:p text:style-name="P5"/>
      <text:p text:style-name="P8">Inizializzazione</text:p>
      <text:p text:style-name="P5"/>
      <text:p text:style-name="P5">Durante l'inizializzazione si forma un insieme di parole, estratte dai vari <text:span text:style-name="T4">synset</text:span> di quelle che formano le frasi delle definizioni, e si associa un peso ad ognuna di esse.</text:p>
      <text:p text:style-name="P5">Il calcolo è relativamente complesso:</text:p>
      <text:list xml:id="list990857961084922622" text:style-name="L2">
        <text:list-item>
          <text:p text:style-name="P7">al nome del <text:span text:style-name="T4">synset</text:span> presente nelle frasi ed i sinonimi viene associato 4.</text:p>
        </text:list-item>
        <text:list-item>
          <text:p text:style-name="P7">alle parole nelle definizioni e ai nomi degli iperonimi viene associato 2.</text:p>
        </text:list-item>
        <text:list-item>
          <text:p text:style-name="P7">al resto 1, ossia ad iponimi, alle parole negli esempi, ai meronimi ed agli olonimi.</text:p>
        </text:list-item>
        <text:list-item>
          <text:p text:style-name="P7">dopodichè, si aggregano tutti i pesi calcolati per ogni parola in una unica lista di pesi qualora tale parola fosse stata individuata più volte.</text:p>
        </text:list-item>
        <text:list-item>
          <text:p text:style-name="P7">si trasformano le eventuali liste di pesi in un unico valore tramite un calcolo, che può essere la media dei valori o, come avviene, la sommatoria degli stessi.</text:p>
        </text:list-item>
      </text:list>
      <text:p text:style-name="P5">In questo modo si forma il cosiddetto <text:span text:style-name="T4">genus</text:span><text:span text:style-name="T5">.</text:span></text:p>
      <text:p text:style-name="P5"><text:span text:style-name="T5">Similarmente, si forma la </text:span><text:span text:style-name="T4">differentia</text:span><text:span text:style-name="T5"> per ogni </text:span><text:span text:style-name="T4">synset</text:span><text:span text:style-name="T5"> di ogni antinomia dei </text:span><text:span text:style-name="T4">synset</text:span><text:span text:style-name="T5"> delle parole presenti unicamente nelle definizioni, ma limitando la "fonte" di parole al solo nome e definizione dell'antinomia.</text:span></text:p>
      <text:p text:style-name="P5"><text:span text:style-name="T5">Infine, si forma la </text:span><text:span text:style-name="T4">frontiera</text:span><text:span text:style-name="T5">, ossia una coda di nomi di </text:span><text:span text:style-name="T4">synset</text:span><text:span text:style-name="T5"> davalutare.</text:span></text:p>
      <text:p text:style-name="P8"><text:soft-page-break/>Ricerca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'Times New Roman PS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24M42S</meta:editing-duration>
    <meta:editing-cycles>6</meta:editing-cycles>
    <meta:generator>OpenOffice/4.1.7$Win32 OpenOffice.org_project/417m1$Build-9800</meta:generator>
    <dc:date>2020-12-05T03:23:42.90</dc:date>
    <dc:creator>Marco Ottina</dc:creator>
    <meta:document-statistic meta:table-count="0" meta:image-count="0" meta:object-count="0" meta:page-count="2" meta:paragraph-count="26" meta:word-count="338" meta:character-count="2136"/>
    <meta:user-defined meta:name="Info 1"/>
    <meta:user-defined meta:name="Info 2"/>
    <meta:user-defined meta:name="Info 3"/>
    <meta:user-defined meta:name="Info 4"/>
  </office:meta>
</office:document-meta>
</file>